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mporter.SessionImporter( NodeImpl importTargetNode , SessionImpl session , int uuid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mporter.endNode( NodeInfo nod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orter.resolveUUIDConflict( NodeImpl parent , NodeImpl conflicting , NodeInfo nodeInf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essionImporter.createNode( NodeImpl parent , Name nodeName , Name nodeTypeName , Name [ ] mixinNames ,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mporter.startNode( NodeInfo nodeInfo , List propInfo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essionImport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Importer.en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